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</office:font-face-decls>
  <office:automatic-styles>
    <style:style style:name="Table1" style:family="table">
      <style:table-properties style:width="45.298cm" table:align="margins"/>
    </style:style>
    <style:style style:name="Table1.A" style:family="table-column">
      <style:table-column-properties style:column-width="15.099cm" style:rel-column-width="21845*"/>
    </style:style>
    <style:style style:name="Table1.1" style:family="table-row">
      <style:table-row-properties style:min-row-height="0.323cm"/>
    </style:style>
    <style:style style:name="Table1.A1" style:family="table-cell">
      <style:table-cell-properties fo:padding="0.051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51cm" fo:border="0.05pt solid #000000" style:writing-mode="page"/>
    </style:style>
    <style:style style:name="Table1.A2" style:family="table-cell">
      <style:table-cell-properties fo:padding="0cm" fo:border="none" style:writing-mode="page"/>
    </style:style>
    <style:style style:name="Table1.A3" style:family="table-cell">
      <style:table-cell-properties fo:padding="0.051cm" fo:border-left="0.05pt solid #000000" fo:border-right="none" fo:border-top="0.05pt solid #000000" fo:border-bottom="none" style:writing-mode="page"/>
    </style:style>
    <style:style style:name="Table1.B3" style:family="table-cell">
      <style:table-cell-properties fo:padding="0.051cm" fo:border-left="none" fo:border-right="none" fo:border-top="0.05pt solid #000000" fo:border-bottom="none" style:writing-mode="page"/>
    </style:style>
    <style:style style:name="Table1.C3" style:family="table-cell">
      <style:table-cell-properties fo:padding="0.051cm" fo:border-left="none" fo:border-right="0.05pt solid #000000" fo:border-top="0.05pt solid #000000" fo:border-bottom="none" style:writing-mode="page"/>
    </style:style>
    <style:style style:name="Table1.A4" style:family="table-cell">
      <style:table-cell-properties fo:padding="0.051cm" fo:border-left="0.05pt solid #000000" fo:border-right="none" fo:border-top="none" fo:border-bottom="none" style:writing-mode="page"/>
    </style:style>
    <style:style style:name="Table1.B4" style:family="table-cell">
      <style:table-cell-properties fo:padding="0.051cm" fo:border="none" style:writing-mode="page"/>
    </style:style>
    <style:style style:name="Table1.C4" style:family="table-cell">
      <style:table-cell-properties fo:padding="0.051cm" fo:border-left="none" fo:border-right="0.05pt solid #000000" fo:border-top="none" fo:border-bottom="none" style:writing-mode="page"/>
    </style:style>
    <style:style style:name="Table1.8" style:family="table-row">
      <style:table-row-properties style:min-row-height="0.526cm"/>
    </style:style>
    <style:style style:name="Table1.A8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51cm" fo:border-left="none" fo:border-right="none" fo:border-top="none" fo:border-bottom="0.05pt solid #000000" style:writing-mode="page"/>
    </style:style>
    <style:style style:name="Table1.C8" style:family="table-cell">
      <style:table-cell-properties fo:padding="0.051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0ce1bb" officeooo:paragraph-rsid="000ce1bb"/>
    </style:style>
    <style:style style:name="P2" style:family="paragraph" style:parent-style-name="Table_20_Contents">
      <style:text-properties officeooo:rsid="000ce1bb" officeooo:paragraph-rsid="000ce1bb"/>
    </style:style>
    <style:style style:name="P3" style:family="paragraph" style:parent-style-name="Table_20_Contents">
      <style:text-properties fo:font-style="italic" officeooo:rsid="000ce1bb" officeooo:paragraph-rsid="000ce1bb" style:font-style-asian="italic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officeooo:rsid="001dab88" officeooo:paragraph-rsid="000ce1bb"/>
    </style:style>
    <style:style style:name="P5" style:family="paragraph" style:parent-style-name="Table_20_Contents">
      <style:text-properties fo:font-style="normal" officeooo:rsid="000ce1bb" officeooo:paragraph-rsid="000ce1bb" style:font-style-asian="normal" style:font-style-complex="normal"/>
    </style:style>
    <style:style style:name="P6" style:family="paragraph" style:parent-style-name="Standard">
      <style:text-properties officeooo:rsid="000ce1bb" officeooo:paragraph-rsid="000ce1bb"/>
    </style:style>
    <style:style style:name="P7" style:family="paragraph" style:parent-style-name="Standard">
      <style:text-properties officeooo:rsid="00115c66" officeooo:paragraph-rsid="00115c66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000000" loext:opacity="100%" fo:font-size="8pt" style:font-size-asian="8pt" style:font-size-complex="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14" style:family="paragraph">
      <style:paragraph-properties fo:text-align="center"/>
      <style:text-properties fo:font-size="8pt" style:font-size-asian="8pt" style:font-size-complex="8pt"/>
    </style:style>
    <style:style style:name="P15" style:family="paragraph"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officeooo:rsid="000d5f1a"/>
    </style:style>
    <style:style style:name="T2" style:family="text">
      <style:text-properties officeooo:rsid="00126c8a"/>
    </style:style>
    <style:style style:name="T3" style:family="text">
      <style:text-properties fo:color="#000000" loext:opacity="100%" fo:font-size="8pt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c9211e" loext:opacity="100%" fo:font-size="8pt" style:font-size-asian="8pt" style:font-size-complex="8pt"/>
    </style:style>
    <style:style style:name="T6" style:family="text">
      <style:text-properties style:font-name="Liberation Serif" fo:font-size="8pt" style:font-size-asian="8pt" style:font-size-complex="8pt"/>
    </style:style>
    <style:style style:name="T7" style:family="text">
      <style:text-properties fo:color="#c9211e" loext:opacity="100%" style:font-name="Liberation Serif" fo:font-size="8pt" style:font-name-asian="JetBrains Mono" style:font-size-asian="8pt" style:font-name-complex="JetBrains Mono" style:font-size-complex="8pt"/>
    </style:style>
    <style:style style:name="T8" style:family="text">
      <style:text-properties fo:color="#c9211e" loext:opacity="100%" style:font-name="Liberation Serif" fo:font-size="8pt" style:font-size-asian="8pt" style:font-size-complex="8pt"/>
    </style:style>
    <style:style style:name="gr1" style:family="graphic">
      <style:graphic-properties style:writing-mode="lr-tb" loext:decorative="false"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819cm" fo:min-width="2.893cm" loext:decorative="false" style:run-through="foreground"/>
      <style:paragraph-properties style:writing-mode="lr-tb"/>
    </style:style>
    <style:style style:name="gr3" style:family="graphic">
      <style:graphic-properties draw:marker-start="Arrow" draw:marker-start-width="0.254cm" draw:marker-end="" draw:marker-end-width="0.254cm" draw:textarea-horizontal-align="center" draw:textarea-vertical-align="middle" loext:decorative="false" style:run-through="foreground"/>
    </style:style>
    <style:style style:name="gr4" style:family="graphic">
      <style:graphic-properties draw:stroke="none" svg:stroke-color="#000000" draw:fill="none" draw:fill-color="#ffffff" fo:min-height="0.762cm" loext:decorative="false" style:run-through="foreground"/>
      <style:paragraph-properties style:writing-mode="lr-tb"/>
    </style:style>
    <style:style style:name="gr5" style:family="graphic">
      <style:graphic-properties draw:marker-start="" draw:marker-start-width="0.254cm" draw:marker-end="Arrow" draw:marker-end-width="0.254cm" draw:textarea-horizontal-align="center" draw:textarea-vertical-align="middle" loext:decorative="false" style:run-through="foreground"/>
    </style:style>
    <style:style style:name="gr6" style:family="graphic">
      <style:graphic-properties draw:stroke="none" svg:stroke-color="#000000" draw:fill="none" draw:fill-color="#ffffff" fo:min-height="1.302cm" loext:decorative="false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896cm" loext:decorative="false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588cm" loext:decorative="false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252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marker-start="" draw:marker-start-width="0.254cm" draw:marker-end="Arrow" draw:marker-end-width="0.254cm" draw:textarea-horizontal-align="center" draw:textarea-vertical-align="middle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marker-start="Arrow" draw:marker-start-width="0.254cm" draw:marker-end="" draw:marker-end-width="0.254cm" draw:textarea-horizontal-align="center" draw:textarea-vertical-align="middle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1.185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926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marker-start="Arrow" draw:marker-start-width="0.254cm" draw:marker-end="" draw:textarea-horizontal-align="center" draw:textarea-vertical-align="middle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2.958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marker-end="Arrow" draw:marker-end-width="0.254cm" draw:textarea-horizontal-align="center" draw:textarea-vertical-align="middle" draw:shadow-offset-x="0.305cm" draw:shadow-offset-y="0.305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1.898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marker-start="Arrow" draw:marker-end="" draw:textarea-horizontal-align="center" draw:textarea-vertical-align="middle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marker-end="Arrow" draw:textarea-horizontal-align="center" draw:textarea-vertical-align="middle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marker-start="Arrow" draw:textarea-horizontal-align="center" draw:textarea-vertical-align="middle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1.633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marker-end="Arrow" draw:marker-end-width="0.254cm" draw:textarea-horizontal-align="center" draw:textarea-vertical-align="middle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1.833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.367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991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textarea-horizontal-align="justify" draw:textarea-vertical-align="middle" draw:auto-grow-height="false" fo:min-height="3.214cm" fo:min-width="4.86cm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1.526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981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762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0.903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1.917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textarea-horizontal-align="justify" draw:textarea-vertical-align="middle" draw:auto-grow-height="false" fo:min-height="3.214cm" fo:min-width="4.858cm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textarea-horizontal-align="justify" draw:textarea-vertical-align="middle" draw:auto-grow-height="false" fo:min-height="3.21cm" fo:min-width="4.86cm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textarea-horizontal-align="justify" draw:textarea-vertical-align="middle" draw:auto-grow-height="false" fo:min-height="3.212cm" fo:min-width="4.86cm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ction between the spell and spellbar is confusing</text:p>
      <text:p text:style-name="P1"/>
      <text:p text:style-name="P1">spellbar passes text input so spell. spell controls program flow. clicks on spell buttons are handled by spell then passed to spellbar</text:p>
      <text:p text:style-name="P1"/>
      <text:p text:style-name="P1">the spellbar has 3 states: inactive, on cooldown, waiting for answer, ready to cast</text:p>
      <text:p text:style-name="P1"/>
      <text:p text:style-name="P1"/>
      <text:p text:style-name="P1">here is the program flow for a crossbow “spell”:</text:p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Input</text:p>
          </table:table-cell>
          <table:table-cell table:style-name="Table1.A1" office:value-type="string">
            <text:p text:style-name="P2">Spellbar</text:p>
          </table:table-cell>
          <table:table-cell table:style-name="Table1.C1" office:value-type="string">
            <text:p text:style-name="P2">Spel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User clicks spell button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3">If this is the spell already selected:</text:p>
            <text:p text:style-name="P5">Do nothing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P3">If this spell is on a cooldown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><text:span text:style-name="T1">S</text:span>et current spell and cooldown</text:p>
            <text:p text:style-name="P2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P3">If this spell is not on a cooldown</text:p>
            <text:p text:style-name="P5">Prompt user for answer</text:p>
          </table:table-cell>
        </table:table-row>
        <table:table-row table:style-name="Table1.8"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2">Store correct answer, wait for answer</text:p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Cooldown ends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P5">Prompt user for answer</text:p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2">Store correct answer, wait for answer</text:p>
          </table:table-cell>
          <table:table-cell table:style-name="Table1.C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Spellbar waiting, receives answer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3">If answer correct</text:p>
            <text:p text:style-name="P5">ready to cast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3">If answer incorrect</text:p>
            <text:p text:style-name="P5">set inactive</text:p>
          </table:table-cell>
          <table:table-cell table:style-name="Table1.C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Ready to cast, user clicks screen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P2">Cast spell, set inactiv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Inactive, user presses enter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P3">If previous spell is on a cooldown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>Reset current spell and cooldown</text:p>
            <text:p text:style-name="P2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P3">If previous spell is not on a cooldown</text:p>
            <text:p text:style-name="P5">Prompt user for answ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Inactive, user enters code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P3">If this spell is on a cooldown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>Reset current spell and cooldown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P3">If this spell is not on a cooldown</text:p>
            <text:p text:style-name="P5">Prompt user for answ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Active, on cooldown or ready to cast, user enters ‘/’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2">Set inactive</text:p>
          </table:table-cell>
          <table:table-cell table:style-name="Table1.C8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><draw:custom-shape text:anchor-type="paragraph" draw:z-index="0" draw:name="Shape 1" draw:style-name="gr34" draw:text-style-name="P15" svg:width="4.86cm" svg:height="3.213cm" svg:x="-0.176cm" svg:y="11.779cm"><text:p text:style-name="P14"><text:span text:style-name="T4">Spell</text:span></text:p><draw:enhanced-geometry svg:viewBox="0 0 21600 21600" draw:type="rectangle" draw:enhanced-path="M 0 0 L 21600 0 21600 21600 0 21600 0 0 Z N"/></draw:custom-shape><draw:custom-shape text:anchor-type="paragraph" draw:z-index="1" draw:name="Shape 2" draw:style-name="gr26" draw:text-style-name="P15" svg:width="4.86cm" svg:height="3.215cm" svg:x="31.291cm" svg:y="11.852cm"><text:p text:style-name="P14"><text:span text:style-name="T4">Prompt</text:span></text:p><draw:enhanced-geometry svg:viewBox="0 0 21600 21600" draw:type="rectangle" draw:enhanced-path="M 0 0 L 21600 0 21600 21600 0 21600 0 0 Z N"/></draw:custom-shape><draw:custom-shape text:anchor-type="paragraph" draw:z-index="2" draw:name="Shape 3" draw:style-name="gr33" draw:text-style-name="P15" svg:width="4.86cm" svg:height="3.211cm" svg:x="15.722cm" svg:y="11.859cm"><text:p text:style-name="P14"><text:span text:style-name="T4">Spellbar</text:span></text:p><draw:enhanced-geometry svg:viewBox="0 0 21600 21600" draw:type="rectangle" draw:enhanced-path="M 0 0 L 21600 0 21600 21600 0 21600 0 0 Z N"/></draw:custom-shape><draw:custom-shape text:anchor-type="paragraph" draw:z-index="3" draw:name="Shape 4" draw:style-name="gr32" draw:text-style-name="P15" svg:width="4.859cm" svg:height="3.215cm" svg:x="15.685cm" svg:y="0.243cm"><text:p text:style-name="P14"><text:span text:style-name="T4">User</text:span></text:p><draw:enhanced-geometry svg:viewBox="0 0 21600 21600" draw:type="rectangle" draw:enhanced-path="M 0 0 L 21600 0 21600 21600 0 21600 0 0 Z N"/></draw:custom-shape><draw:frame text:anchor-type="paragraph" draw:z-index="5" draw:name="Text Frame 3" draw:style-name="gr30" draw:text-style-name="P11" svg:width="3.869cm" svg:height="0.904cm" svg:x="28.432cm" svg:y="3.928cm"><draw:text-box><text:p><text:span text:style-name="T4">Ask Question</text:span></text:p><text:p><text:span text:style-name="T5">Update textbox</text:span></text:p></draw:text-box></draw:frame><draw:frame text:anchor-type="paragraph" draw:z-index="6" draw:name="Text Frame 2" draw:style-name="gr29" draw:text-style-name="P11" svg:width="2.306cm" svg:height="0.763cm" svg:x="25.211cm" svg:y="6.017cm"><draw:text-box><text:p><text:span text:style-name="T4">Ask 4 code</text:span></text:p><text:p><text:span text:style-name="T5">Update textbox</text:span></text:p></draw:text-box></draw:frame><draw:line text:anchor-type="paragraph" draw:z-index="8" draw:name="Horizontal line 1" draw:style-name="gr22" draw:text-style-name="P8" svg:x1="20.581cm" svg:y1="13.484cm" svg:x2="31.291cm" svg:y2="13.484cm"><text:p/></draw:line><draw:frame text:anchor-type="paragraph" draw:z-index="9" draw:name="Text Frame 5" draw:style-name="gr9" draw:text-style-name="P11" svg:width="3.439cm" svg:height="1.253cm" svg:x="24.276cm" svg:y="12.899cm"><draw:text-box><text:p><text:span text:style-name="T4">Ask Question</text:span></text:p><text:p><text:span text:style-name="T5">f_SpellbarSetQuery</text:span></text:p></draw:text-box></draw:frame><draw:path text:anchor-type="paragraph" draw:z-index="10" draw:name="Bézier curve 3" draw:style-name="gr11" draw:text-style-name="P8" svg:width="9.835cm" svg:height="3.596cm" draw:transform="skewX (0.00314159265358974) rotate (-0.303163691071415) translate (21.6656017340596cm 11.2162662842135cm)" svg:viewBox="0 0 9836 3597" svg:d="M0 3597c5661-1 9833-3597 9833-3597l3 12"><text:p/></draw:path><draw:frame text:anchor-type="paragraph" draw:z-index="11" draw:name="Text Frame 6" draw:style-name="gr27" draw:text-style-name="P11" svg:width="5.421cm" svg:height="1.527cm" svg:x="24.209cm" svg:y="14.73cm"><draw:text-box><text:p><text:span text:style-name="T4">Answer Question</text:span></text:p><text:p><text:span text:style-name="T5">f_SpellbarReturnStr</text:span></text:p></draw:text-box></draw:frame><draw:custom-shape text:anchor-type="paragraph" draw:z-index="12" draw:name="Shape 5" draw:style-name="gr26" draw:text-style-name="P15" svg:width="4.86cm" svg:height="3.215cm" svg:x="15.639cm" svg:y="24.751cm"><text:p text:style-name="P14"><text:span text:style-name="T4">Viewport</text:span></text:p><draw:enhanced-geometry svg:viewBox="0 0 21600 21600" draw:type="rectangle" draw:enhanced-path="M 0 0 L 21600 0 21600 21600 0 21600 0 0 Z N"/></draw:custom-shape><draw:line text:anchor-type="paragraph" draw:z-index="13" draw:name="Vertical line 2" draw:style-name="gr22" draw:text-style-name="P8" svg:x1="17.952cm" svg:y1="24.648cm" svg:x2="17.952cm" svg:y2="15.263cm"><text:p/></draw:line><draw:frame text:anchor-type="paragraph" draw:z-index="14" draw:name="Text Frame 7" draw:style-name="gr17" draw:text-style-name="P11" svg:width="4.61cm" svg:height="1.899cm" svg:x="15.873cm" svg:y="20.713cm"><draw:text-box><text:p><text:span text:style-name="T4">Click where or what to attack</text:span></text:p><text:p><text:span text:style-name="T5">f_SpellbarSetTarget</text:span></text:p><text:p><text:span text:style-name="T5">f_SpellbarSetTargetLocation</text:span></text:p></draw:text-box></draw:frame><draw:frame text:anchor-type="paragraph" draw:z-index="15" draw:name="Text Frame 8" draw:style-name="gr25" draw:text-style-name="P11" svg:width="2.879cm" svg:height="0.992cm" svg:x="4.778cm" svg:y="21.793cm"><draw:text-box><text:p><text:span text:style-name="T4">Cast Spell</text:span></text:p></draw:text-box></draw:frame><draw:path text:anchor-type="paragraph" draw:z-index="16" draw:name="Bézier curve 4" draw:style-name="gr22" draw:text-style-name="P8" svg:width="6.292cm" svg:height="5.825cm" draw:transform="skewX (0.615228561328001) rotate (-0.509112542806746) translate (25.667212346482cm 12.110687651841cm)" svg:viewBox="0 0 6293 5826" svg:d="M0 5826c7728-2 6163-5826 6163-5826"><text:p/></draw:path><draw:frame text:anchor-type="paragraph" draw:z-index="17" draw:name="Text Frame 9" draw:style-name="gr24" draw:text-style-name="P11" svg:width="4.617cm" svg:height="1.368cm" svg:x="24.786cm" svg:y="16.536cm"><draw:text-box><text:p><text:span text:style-name="T4">Ask 4 Code</text:span></text:p><text:p><text:span text:style-name="T5">f_SpellbarRequestCode</text:span></text:p></draw:text-box></draw:frame><draw:frame text:anchor-type="paragraph" draw:z-index="19" draw:name="Text Frame 10" draw:style-name="gr23" draw:text-style-name="P11" svg:width="4.617cm" svg:height="1.833cm" svg:x="23.721cm" svg:y="18.145cm"><draw:text-box><text:p><text:span text:style-name="T4">Return code or repeat last</text:span></text:p><text:p><text:span text:style-name="T5">f_SpellbarReturnStr</text:span></text:p></draw:text-box></draw:frame><draw:path text:anchor-type="paragraph" draw:z-index="20" draw:name="Bézier curve 6" draw:style-name="gr22" draw:text-style-name="P8" svg:width="2.32cm" svg:height="3.954cm" svg:x="18.223cm" svg:y="7.507cm" svg:viewBox="0 0 2321 3955" svg:d="M1224 3922c543 173 963-375 1037-830 50-302 60-613 60-919 0-445-133-870-237-1305-109-450-406-802-831-860-341-46-648 118-919 267-366 201-309 662-326 1008-17 331-10 672 59 1008 64 312 183 618 297 920l148 326 178 296 148 30"><text:p/></draw:path><draw:path text:anchor-type="paragraph" draw:z-index="22" draw:name="Bézier curve 7" draw:style-name="gr19" draw:text-style-name="P8" svg:width="7.301cm" svg:height="15.813cm" draw:transform="rotate (2.53090194831698) translate (6.61570974593035cm 14.7770874428002cm)" svg:viewBox="0 0 7302 15814" svg:d="M0 15814c9367-4677 7967-11780 5374-15814"><text:p/></draw:path><draw:path text:anchor-type="paragraph" draw:z-index="23" draw:name="Bézier curve 8" draw:style-name="gr20" draw:text-style-name="P8" svg:width="17.204cm" svg:height="4.393cm" draw:transform="skewX (-0.000174532925199388) rotate (2.53090194831698) translate (13.5853505245985cm 28.4569502190752cm)" svg:viewBox="0 0 17205 4394" svg:d="M0 3326c9368-4677 13051-4512 17205 1068"><text:p/></draw:path><draw:path text:anchor-type="paragraph" draw:z-index="24" draw:name="Bézier curve 9" draw:style-name="gr19" draw:text-style-name="P8" svg:width="16.226cm" svg:height="3.342cm" draw:transform="skewX (0.000174532925199333) rotate (2.53090194831698) translate (33.735697408517cm 11.7273984148933cm)" svg:viewBox="0 0 16227 3343" svg:d="M0 0c4806 4119 9737 4719 16227 176"><text:p/></draw:path><draw:path text:anchor-type="paragraph" draw:z-index="25" draw:name="Bézier curve 1" draw:style-name="gr19" draw:text-style-name="P8" svg:width="14.752cm" svg:height="0.397cm" draw:transform="rotate (2.53090194831698) translate (32.537785543264cm 11.5868434227037cm)" svg:viewBox="0 0 14753 398" svg:d="M0 0c5846 591 6683 418 14753 159"><text:p/></draw:path><draw:path text:anchor-type="paragraph" draw:z-index="26" draw:name="Bézier curve 10" draw:style-name="gr18" draw:text-style-name="P8" svg:width="14.732cm" svg:height="1.895cm" draw:transform="skewX (1.33355933494393E-016) rotate (2.53090194831698) translate (30.308010121048cm 13.2928641866758cm)" svg:viewBox="0 0 14733 1896" svg:d="M0 1716c5048-2196 10766-2440 14733 180"><text:p/></draw:path><draw:path text:anchor-type="paragraph" draw:z-index="27" draw:name="Bézier curve 2" draw:style-name="gr18" draw:text-style-name="P8" svg:width="24.077cm" svg:height="26.488cm" draw:transform="skewX (-9.34521710840203E-017) rotate (2.53090194831698) translate (28.433188759499cm 31.9756859708608cm)" svg:viewBox="0 0 24078 26489" svg:d="M9986 0c-19098 13660-8821 37590 14092 20640"><text:p/></draw:path><draw:path text:anchor-type="paragraph" draw:z-index="29" draw:name="Bézier curve 11" draw:style-name="gr16" draw:text-style-name="P8" svg:width="5.182cm" svg:height="6.617cm" draw:transform="skewX (-0.0017453292519944) rotate (2.52933115199018) translate (17.0000700430207cm 11.7753148895035cm)" svg:viewBox="0 0 5183 6618" svg:d="M5183 6618c-949-3143-2662-4574-5183-6618"><text:p/></draw:path><draw:frame text:anchor-type="paragraph" draw:z-index="30" draw:name="Text Frame 13" draw:style-name="gr15" draw:text-style-name="P11" svg:width="2.534cm" svg:height="2.959cm" svg:x="15.217cm" svg:y="5.306cm"><draw:text-box><text:p><text:span text:style-name="T4">User enters ‘/’ to cancel spell</text:span></text:p><text:p><text:span text:style-name="T5">Event_inputChar</text:span></text:p></draw:text-box></draw:frame><draw:path text:anchor-type="paragraph" draw:z-index="31" draw:name="Bézier curve 12" draw:style-name="gr14" draw:text-style-name="P8" svg:width="9.772cm" svg:height="8.748cm" draw:transform="skewX (-0.000523598775598088) rotate (2.53072741539178) translate (12.0884797771725cm 16.954759781289cm)" svg:viewBox="0 0 9773 8749" svg:d="M0 6340c4804 4118 12116 3538 9041-6340"><text:p/></draw:path><draw:path text:anchor-type="paragraph" draw:z-index="33" draw:name="Bézier curve 13" draw:style-name="gr10" draw:text-style-name="P8" svg:width="9.433cm" svg:height="8.413cm" draw:transform="skewX (-0.000698131700797817) rotate (2.53090194831698) translate (12.0536841018887cm 17.8491243441516cm)" svg:viewBox="0 0 9434 8414" svg:d="M0 6338c5818 3341 10905 3574 9044-6338"><text:p/></draw:path><draw:path text:anchor-type="paragraph" draw:z-index="35" draw:name="Bézier curve 14" draw:style-name="gr10" draw:text-style-name="P8" svg:width="8.963cm" svg:height="7.572cm" draw:transform="rotate (2.53090194831698) translate (11.9143910730517cm 18.3231265416954cm)" svg:viewBox="0 0 8964 7573" svg:d="M0 6369c6770 2714 9515 944 8874-6369"><text:p/></draw:path><draw:frame text:anchor-type="paragraph" draw:z-index="36" draw:name="Text Frame 16" draw:style-name="gr13" draw:text-style-name="P11" svg:width="3.936cm" svg:height="0.927cm" svg:x="8.812cm" svg:y="7.934cm"><draw:text-box><text:p><text:span text:style-name="T4">Activate Spell </text:span><text:span text:style-name="T5">f_SpellActivate</text:span></text:p></draw:text-box></draw:frame><draw:path text:anchor-type="paragraph" draw:z-index="37" draw:name="Bézier curve 15" draw:style-name="gr11" draw:text-style-name="P8" svg:width="9.042cm" svg:height="6.978cm" draw:transform="rotate (2.53090194831698) translate (12.091824024438cm 19.0851445471273cm)" svg:viewBox="0 0 9043 6979" svg:d="M0 6330c6213 1802 9057-96 9043-6330"><text:p/></draw:path><draw:frame text:anchor-type="paragraph" draw:z-index="38" draw:name="Text Frame 17" draw:style-name="gr12" draw:text-style-name="P11" svg:width="3.936cm" svg:height="1.186cm" svg:x="8.846cm" svg:y="9.483cm"><draw:text-box><text:p><text:span text:style-name="T4">Request Timer </text:span><text:span text:style-name="T5">f_SpellbarRequestTimer</text:span></text:p></draw:text-box></draw:frame><draw:path text:anchor-type="paragraph" draw:z-index="39" draw:name="Bézier curve 16" draw:style-name="gr10" draw:text-style-name="P8" svg:width="8.952cm" svg:height="6.603cm" draw:transform="skewX (-6.30081921253338E-017) rotate (2.53090194831698) translate (12.0180740549368cm 19.8078706651376cm)" svg:viewBox="0 0 8953 6604" svg:d="M0 6458c5471 395 7815 477 8953-6458"><text:p/></draw:path><draw:frame text:anchor-type="paragraph" draw:z-index="40" draw:name="Text Frame 18" draw:style-name="gr12" draw:text-style-name="P11" svg:width="3.936cm" svg:height="1.186cm" svg:x="9.022cm" svg:y="10.829cm"><draw:text-box><text:p><text:span text:style-name="T4">Return Timer</text:span></text:p><text:p><text:span text:style-name="T5">f_SpellReturnTimer</text:span></text:p></draw:text-box></draw:frame><draw:path text:anchor-type="paragraph" draw:z-index="41" draw:name="Bézier curve 17" draw:style-name="gr11" draw:text-style-name="P8" svg:width="9.068cm" svg:height="6.293cm" draw:transform="rotate (2.53090194831698) translate (12.1125403080058cm 20.0045198572992cm)" svg:viewBox="0 0 9069 6294" svg:d="M0 6294c3113-1398 5390-1106 9069-6294"><text:p/></draw:path><draw:frame text:anchor-type="paragraph" draw:z-index="42" draw:name="Text Frame 19" draw:style-name="gr9" draw:text-style-name="P11" svg:width="3.439cm" svg:height="1.253cm" svg:x="9.283cm" svg:y="13.123cm"><draw:text-box><text:p><text:span text:style-name="T4">Ask Question</text:span></text:p><text:p><text:span text:style-name="T5">f_SpellbarAskQuestion</text:span></text:p></draw:text-box></draw:frame><draw:path text:anchor-type="paragraph" draw:z-index="43" draw:name="Bézier curve 18" draw:style-name="gr10" draw:text-style-name="P8" svg:width="9.777cm" svg:height="6.869cm" draw:transform="skewX (-5.54566142521459E-017) rotate (2.53090194831698) translate (12.0236665717485cm 20.6972221424261cm)" svg:viewBox="0 0 9778 6870" svg:d="M0 6870c2352-3638 7863-6337 9778-6870"><text:p/></draw:path><draw:frame text:anchor-type="paragraph" draw:z-index="44" draw:name="Text Frame 20" draw:style-name="gr9" draw:text-style-name="P11" svg:width="3.439cm" svg:height="1.253cm" svg:x="8.777cm" svg:y="15.434cm"><draw:text-box><text:p><text:span text:style-name="T4">Answer Question</text:span></text:p><text:p><text:span text:style-name="T5">f_SpellAnswerQuestion</text:span></text:p></draw:text-box></draw:frame><draw:path text:anchor-type="paragraph" draw:z-index="45" draw:name="Bézier curve 19" draw:style-name="gr11" draw:text-style-name="P8" svg:width="10.938cm" svg:height="7.746cm" draw:transform="skewX (-8.79215640787095E-017) rotate (2.53090194831698) translate (11.986905920464cm 21.4485130172952cm)" svg:viewBox="0 0 10939 7747" svg:d="M57 7747c-864-2786 8366-9003 10882-7522"><text:p/></draw:path><draw:frame text:anchor-type="paragraph" draw:z-index="46" draw:name="Text Frame 21" draw:style-name="gr9" draw:text-style-name="P11" svg:width="3.439cm" svg:height="1.253cm" svg:x="8.777cm" svg:y="16.686cm"><draw:text-box><text:p><text:span text:style-name="T4">Ask for target</text:span></text:p><text:p><text:span text:style-name="T5">f_SpellbarRequestTarget</text:span></text:p></draw:text-box></draw:frame><draw:path text:anchor-type="paragraph" draw:z-index="47" draw:name="Bézier curve 20" draw:style-name="gr10" draw:text-style-name="P8" svg:width="11.996cm" svg:height="8.821cm" draw:transform="rotate (2.53090194831698) translate (11.9897164920322cm 22.4074131263873cm)" svg:viewBox="0 0 11997 8822" svg:d="M194 8822c-1742-4218 8724-10951 11803-8167"><text:p/></draw:path><draw:frame text:anchor-type="paragraph" draw:z-index="48" draw:name="Text Frame 22" draw:style-name="gr9" draw:text-style-name="P11" svg:width="3.439cm" svg:height="1.253cm" svg:x="8.777cm" svg:y="17.939cm"><draw:text-box><text:p><text:span text:style-name="T4">Set target</text:span></text:p><text:p><text:span text:style-name="T5">f_SpellSetTarget</text:span></text:p><text:p><text:span text:style-name="T5">fSpellBarSetTargetLocation</text:span></text:p></draw:text-box></draw:frame><draw:frame text:anchor-type="paragraph" draw:z-index="28" draw:name="Text Frame 12" draw:style-name="gr17" draw:text-style-name="P13" svg:width="4.61cm" svg:height="1.899cm" svg:x="38.837cm" svg:y="11.213cm"><draw:text-box><text:p><text:span text:style-name="T6">Click where or what to attack</text:span></text:p><text:p><text:span text:style-name="T6"/></text:p><text:p text:style-name="P12"><text:span text:style-name="T7">bbWidget_mous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" draw:name="Text Frame 1" draw:style-name="gr31" draw:text-style-name="P13" svg:width="5.259cm" svg:height="1.918cm" svg:x="3.179cm" svg:y="0.014cm"><draw:text-box><text:p><text:span text:style-name="T6">Click to select</text:span></text:p><text:p><text:span text:style-name="T6"/></text:p><text:p text:style-name="P12"><text:span text:style-name="T7">bbWidget_mouse</text:span></text:p></draw:text-box></draw:frame></text:p>
      <text:p text:style-name="P1"><draw:frame text:anchor-type="paragraph" draw:z-index="32" draw:name="Text Frame 14" draw:style-name="gr13" draw:text-style-name="P11" svg:width="4.702cm" svg:height="0.927cm" svg:x="7.849cm" svg:y="0.43cm"><draw:text-box><text:p><text:span text:style-name="T4">Click to select </text:span><text:span text:style-name="T5">f_SpellbarSelectSpell</text:span></text:p></draw:text-box></draw:frame></text:p>
      <text:p text:style-name="P1"/>
      <text:p text:style-name="P1"/>
      <text:p text:style-name="P1"><draw:frame text:anchor-type="paragraph" draw:z-index="21" draw:name="Text Frame 11" draw:style-name="gr21" draw:text-style-name="P11" svg:width="3.573cm" svg:height="1.634cm" svg:x="17.353cm" svg:y="0.268cm"><draw:text-box><text:p><text:span text:style-name="T4">Timer</text:span></text:p><text:p><text:span text:style-name="T8">bbWidgetTimer_new</text:span></text:p><text:p><text:span text:style-name="T7">bbWidgetTimer_remove</text:span></text:p><text:p><text:span text:style-name="T5">f_CommandOnTimer</text:span></text:p></draw:text-box></draw:frame><draw:frame text:anchor-type="paragraph" draw:z-index="34" draw:name="Text Frame 15" draw:style-name="gr13" draw:text-style-name="P11" svg:width="4.767cm" svg:height="0.927cm" svg:x="7.784cm" svg:y="0.249cm"><draw:text-box><text:p><text:span text:style-name="T4">Cancel Spell </text:span><text:span text:style-name="T5">f_SpellCancel</text:span></text:p></draw:text-box></draw:frame></text:p>
      <text:p text:style-name="P1"/>
      <text:p text:style-name="P1"/>
      <text:p text:style-name="P1"><draw:frame text:anchor-type="paragraph" draw:z-index="7" draw:name="Text Frame 4" draw:style-name="gr28" draw:text-style-name="P11" svg:width="2.991cm" svg:height="0.981cm" svg:x="23.668cm" svg:y="0.443cm"><draw:text-box><text:p><text:span text:style-name="T4">Key press</text:span></text:p><text:p><text:span text:style-name="T5">Event_inputChar</text:span></text:p><text:p><text:span text:style-name="T5">f_PromptAddChar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path text:anchor-type="paragraph" draw:z-index="18" draw:name="Bézier curve 5" draw:style-name="gr11" draw:text-style-name="P8" svg:width="9.003cm" svg:height="9.329cm" draw:transform="skewX (0.0558505360638186) rotate (-0.796044671834614) translate (25.5761096656329cm -5.93017177216438cm)" svg:viewBox="0 0 9004 9330" svg:d="M0 9330c10724-4 8884-9330 8884-9330"><text:p/></draw:path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49" draw:name="DrawObject1" draw:style-name="gr1"><draw:custom-shape draw:name="Shape 6" draw:style-name="gr2" draw:text-style-name="P8" svg:width="2.894cm" svg:height="1.819cm" svg:x="13.755cm" svg:y="3.519cm"><text:p text:style-name="P8">Spellbar</text:p><draw:enhanced-geometry svg:viewBox="0 0 21600 21600" draw:type="rectangle" draw:enhanced-path="M 0 0 L 21600 0 21600 21600 0 21600 0 0 Z N"/></draw:custom-shape><draw:custom-shape draw:name="Shape 8" draw:style-name="gr2" draw:text-style-name="P8" svg:width="2.894cm" svg:height="1.819cm" svg:x="24.668cm" svg:y="3.519cm"><text:p text:style-name="P8">Prompt</text:p><draw:enhanced-geometry svg:viewBox="0 0 21600 21600" draw:type="rectangle" draw:enhanced-path="M 0 0 L 21600 0 21600 21600 0 21600 0 0 Z N"/></draw:custom-shape><draw:custom-shape draw:name="Shape 9" draw:style-name="gr2" draw:text-style-name="P8" svg:width="2.894cm" svg:height="1.819cm" svg:x="13.755cm" svg:y="7.685cm"><text:p text:style-name="P8">Viewport</text:p><draw:enhanced-geometry svg:viewBox="0 0 21600 21600" draw:mirror-horizontal="false" draw:mirror-vertical="false" draw:type="rectangle" draw:enhanced-path="M 0 0 L 21600 0 21600 21600 0 21600 0 0 Z N"/></draw:custom-shape><draw:custom-shape draw:name="Shape 10" draw:style-name="gr2" draw:text-style-name="P8" svg:width="2.894cm" svg:height="1.819cm" svg:x="3.503cm" svg:y="3.519cm"><text:p text:style-name="P8">Spell</text:p><draw:enhanced-geometry svg:viewBox="0 0 21600 21600" draw:type="rectangle" draw:enhanced-path="M 0 0 L 21600 0 21600 21600 0 21600 0 0 Z N"/></draw:custom-shape><draw:path draw:name="Bézier curve 21" draw:style-name="gr3" draw:text-style-name="P8" svg:width="6.434cm" svg:height="5.107cm" draw:transform="skewX (5.66674258602721E-017) rotate (2.53090194831698) translate (21.9196304171238cm 7.77708654833922cm)" svg:viewBox="0 0 6435 5108" svg:d="M0 4793c3452 955 5760-156 6435-4793"><text:p/></draw:path><draw:frame draw:name="Text Frame 23" draw:style-name="gr4" draw:text-style-name="P9" svg:width="2.091cm" svg:height="0.763cm" svg:x="20.02cm" svg:y="1.012cm"><draw:text-box><text:p><text:span text:style-name="T3">1) Request code</text:span></text:p></draw:text-box></draw:frame><draw:path draw:name="Bézier curve 24" draw:style-name="gr3" draw:text-style-name="P8" svg:width="6.43cm" svg:height="4.859cm" draw:transform="skewX (5.95918880773798E-017) rotate (2.53090194831698) translate (21.9163158117529cm 8.01818316537839cm)" svg:viewBox="0 0 6431 4860" svg:d="M6431 0c-924 2765-2464 5290-6431 4799"><text:p/></draw:path><draw:frame draw:name="Text Frame 26" draw:style-name="gr4" draw:text-style-name="P9" svg:width="2.091cm" svg:height="0.763cm" svg:x="19.861cm" svg:y="2.214cm"><draw:text-box><text:p><text:span text:style-name="T3">2) Return code</text:span></text:p></draw:text-box></draw:frame><draw:path draw:name="Bézier curve 25" draw:style-name="gr3" draw:text-style-name="P8" svg:width="6.028cm" svg:height="4.537cm" draw:transform="skewX (-6.80763703502255E-017) rotate (2.53090194831698) translate (11.3349937940698cm 7.38355006845522cm)" svg:viewBox="0 0 6029 4538" svg:d="M6029 0c-520 3090-1667 5413-6029 4220"><text:p/></draw:path><draw:path draw:name="Bézier curve 26" draw:style-name="gr5" draw:text-style-name="P8" svg:width="6.028cm" svg:height="4.219cm" draw:transform="rotate (2.53090194831698) translate (11.3349937940698cm 7.72221673512189cm)" svg:viewBox="0 0 6029 4220" svg:d="M6029 0c-1402 3078-2355 4051-6029 4220"><text:p/></draw:path><draw:frame draw:name="Text Frame 28" draw:style-name="gr4" draw:text-style-name="P9" svg:width="2.091cm" svg:height="0.763cm" svg:x="9.121cm" svg:y="2.556cm"><draw:text-box><text:p><text:span text:style-name="T3">4) Request Click</text:span></text:p></draw:text-box></draw:frame><draw:path draw:name="Bézier curve 27" draw:style-name="gr3" draw:text-style-name="P8" svg:width="1.345cm" svg:height="1.922cm" draw:transform="rotate (2.53090194831698) translate (16.09725cm 7.68526388888889cm)" svg:viewBox="0 0 1346 1923" svg:d="M0 0c293 419 828 1184 1346 1923"><text:p/></draw:path><draw:frame draw:name="Text Frame 29" draw:style-name="gr4" draw:text-style-name="P9" svg:width="2.091cm" svg:height="0.763cm" svg:x="15.097cm" svg:y="6.198cm"><draw:text-box><text:p><text:span text:style-name="T3">5) Request Click</text:span></text:p></draw:text-box></draw:frame><draw:path draw:name="Bézier curve 28" draw:style-name="gr3" draw:text-style-name="P8" svg:width="6.028cm" svg:height="4.219cm" draw:transform="rotate (2.53090194831698) translate (11.3349937940698cm 7.97974451289966cm)" svg:viewBox="0 0 6029 4220" svg:d="M6029 0c-1527 1814-2831 3153-6029 4220"><text:p/></draw:path><draw:frame draw:name="Text Frame 30" draw:style-name="gr4" draw:text-style-name="P9" svg:width="2.091cm" svg:height="0.763cm" svg:x="9.214cm" svg:y="3.503cm"><draw:text-box><text:p><text:span text:style-name="T3">7) Return Click</text:span></text:p></draw:text-box></draw:frame><draw:frame draw:name="Text Frame 31" draw:style-name="gr4" draw:text-style-name="P9" svg:width="2.091cm" svg:height="0.763cm" svg:x="9.248cm" svg:y="1.381cm"><draw:text-box><text:p><text:span text:style-name="T3">3) Activate spell</text:span></text:p></draw:text-box></draw:frame><draw:path draw:name="Bézier curve 29" draw:style-name="gr5" draw:text-style-name="P8" svg:width="6.533cm" svg:height="4.65cm" draw:transform="skewX (-6.12866273196551E-017) rotate (2.53090194831698) translate (22.0008382487094cm 8.3666222086575cm)" svg:viewBox="0 0 6534 4651" svg:d="M6534 0c-1327 2514-2853 4570-6534 4651"><text:p/></draw:path><draw:frame draw:name="Text Frame 27" draw:style-name="gr4" draw:text-style-name="P9" svg:width="2.368cm" svg:height="0.763cm" svg:x="19.861cm" svg:y="2.976cm"><draw:text-box><text:p><text:span text:style-name="T3">9) Request Answer</text:span></text:p></draw:text-box></draw:frame><draw:path draw:name="Bézier curve 30" draw:style-name="gr5" draw:text-style-name="P8" svg:width="6.028cm" svg:height="4.219cm" draw:transform="rotate (2.53090194831698) translate (11.3349937940698cm 8.30959173512188cm)" svg:viewBox="0 0 6029 4220" svg:d="M6029 0c-2212 1107-3643 1994-6029 4220"><text:p/></draw:path><draw:frame draw:name="Text Frame 32" draw:style-name="gr4" draw:text-style-name="P9" svg:width="2.615cm" svg:height="0.763cm" svg:x="8.968cm" svg:y="4.673cm"><draw:text-box><text:p><text:span text:style-name="T3">8) Request Answer</text:span></text:p></draw:text-box></draw:frame><draw:path draw:name="Bézier curve 31" draw:style-name="gr3" draw:text-style-name="P8" svg:width="6.533cm" svg:height="4.65cm" draw:transform="skewX (-6.12866273196551E-017) rotate (2.53090194831698) translate (22.0008382487094cm 8.86580276421305cm)" svg:viewBox="0 0 6534 4651" svg:d="M6534 0c-2226 2534-3533 3436-6534 4651"><text:p/></draw:path><draw:frame draw:name="Text Frame 24" draw:style-name="gr4" draw:text-style-name="P9" svg:width="2.368cm" svg:height="0.763cm" svg:x="19.861cm" svg:y="4.087cm"><draw:text-box><text:p><text:span text:style-name="T3">10) Return Answer</text:span></text:p></draw:text-box></draw:frame><draw:path draw:name="Bézier curve 22" draw:style-name="gr3" draw:text-style-name="P8" svg:width="6.028cm" svg:height="4.219cm" draw:transform="rotate (2.53090194831698) translate (11.3346395499176cm 8.61701450284591cm)" svg:viewBox="0 0 6029 4220" svg:d="M6029 1c-2636-41-4956 1963-6029 4219"><text:p/></draw:path><draw:frame draw:name="Text Frame 25" draw:style-name="gr4" draw:text-style-name="P9" svg:width="2.615cm" svg:height="0.763cm" svg:x="8.936cm" svg:y="5.763cm"><draw:text-box><text:p><text:span text:style-name="T3">11) Return Answer</text:span></text:p></draw:text-box></draw:frame><draw:path draw:name="Bézier curve 23" draw:style-name="gr5" draw:text-style-name="P8" svg:width="9.231cm" svg:height="2.94cm" draw:transform="skewX (6.8594048065056E-017) rotate (2.53090194831698) translate (12.0681278685351cm 11.0474842905575cm)" svg:viewBox="0 0 9232 2941" svg:d="M9232 508c-1017-1452-6468 477-9232 2433"><text:p/></draw:path><draw:frame draw:name="Text Frame 33" draw:style-name="gr4" draw:text-style-name="P9" svg:width="2.091cm" svg:height="0.763cm" svg:x="8.311cm" svg:y="7.505cm"><draw:text-box><text:p><text:span text:style-name="T3">12) Cast Spell</text:span></text:p></draw:text-box></draw:frame><draw:path draw:name="Bézier curve 34" draw:style-name="gr5" draw:text-style-name="P8" svg:width="1.345cm" svg:height="1.922cm" draw:transform="rotate (2.53090194831698) translate (14.5397361111111cm 7.75934722222222cm)" svg:viewBox="0 0 1346 1923" svg:d="M0 0c293 419 828 1184 1346 1923"><text:p/></draw:path><draw:frame draw:name="Text Frame 39" draw:style-name="gr4" draw:text-style-name="P9" svg:width="2.091cm" svg:height="0.763cm" svg:x="13.54cm" svg:y="6.706cm"><draw:text-box><text:p><text:span text:style-name="T3">6) Send Click</text:span></text:p></draw:text-box></draw:frame><draw:frame draw:name="Text Frame 43" draw:style-name="gr6" draw:text-style-name="P10" svg:width="6.289cm" svg:height="1.303cm" svg:x="12.735cm" svg:y="0.351cm"><draw:text-box><text:p>Game Start, User enters code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50" draw:name="DrawObject2" draw:style-name="gr1"><draw:custom-shape draw:name="Shape 7" draw:style-name="gr2" draw:text-style-name="P8" svg:width="2.894cm" svg:height="1.819cm" svg:x="13.773cm" svg:y="4.657cm"><text:p text:style-name="P8">Spellbar</text:p><draw:enhanced-geometry svg:viewBox="0 0 21600 21600" draw:type="rectangle" draw:enhanced-path="M 0 0 L 21600 0 21600 21600 0 21600 0 0 Z N"/></draw:custom-shape><draw:custom-shape draw:name="Shape 11" draw:style-name="gr2" draw:text-style-name="P8" svg:width="2.894cm" svg:height="1.819cm" svg:x="18.461cm" svg:y="4.563cm"><text:p text:style-name="P8">Prompt</text:p><draw:enhanced-geometry svg:viewBox="0 0 21600 21600" draw:type="rectangle" draw:enhanced-path="M 0 0 L 21600 0 21600 21600 0 21600 0 0 Z N"/></draw:custom-shape><draw:custom-shape draw:name="Shape 12" draw:style-name="gr2" draw:text-style-name="P8" svg:width="2.894cm" svg:height="1.819cm" svg:x="13.773cm" svg:y="7.267cm"><text:p text:style-name="P8">Viewport</text:p><draw:enhanced-geometry svg:viewBox="0 0 21600 21600" draw:mirror-horizontal="false" draw:mirror-vertical="false" draw:type="rectangle" draw:enhanced-path="M 0 0 L 21600 0 21600 21600 0 21600 0 0 Z N"/></draw:custom-shape><draw:custom-shape draw:name="Shape 13" draw:style-name="gr2" draw:text-style-name="P8" svg:width="2.894cm" svg:height="1.819cm" svg:x="3.553cm" svg:y="0.175cm"><text:p text:style-name="P8">Previous Spell</text:p><draw:enhanced-geometry svg:viewBox="0 0 21600 21600" draw:type="rectangle" draw:enhanced-path="M 0 0 L 21600 0 21600 21600 0 21600 0 0 Z N"/></draw:custom-shape><draw:path draw:name="Bézier curve 33" draw:style-name="gr3" draw:text-style-name="P8" svg:width="6.051cm" svg:height="4.186cm" draw:transform="skewX (7.35122961715648E-017) rotate (2.53090194831698) translate (11.3716916638411cm 9.69523757603558cm)" svg:viewBox="0 0 6052 4187" svg:d="M6052 0c-2484 940-4480 2376-6052 4187"><text:p/></draw:path><draw:path draw:name="Bézier curve 38" draw:style-name="gr5" draw:text-style-name="P8" svg:width="6.03cm" svg:height="4.216cm" draw:transform="rotate (2.53090194831698) translate (11.3542899856441cm 8.90518231549119cm)" svg:viewBox="0 0 6031 4217" svg:d="M6031 0c-1369 958-4516 3195-6031 4217"><text:p/></draw:path><draw:path draw:name="Bézier curve 40" draw:style-name="gr3" draw:text-style-name="P8" svg:width="8.112cm" svg:height="1.186cm" draw:transform="rotate (2.53090194831698) translate (13.0926396071768cm 6.11615133614042cm)" svg:viewBox="0 0 8113 1187" svg:d="M8113 0c-2708 1813-5112-28-8113 1187"><text:p/></draw:path><draw:frame draw:name="Text Frame 42" draw:style-name="gr4" draw:text-style-name="P9" svg:width="3.954cm" svg:height="0.763cm" svg:x="7.151cm" svg:y="4.913cm"><draw:text-box><text:p><text:span text:style-name="T3">1) Click → request activation</text:span></text:p></draw:text-box></draw:frame><draw:custom-shape draw:name="Shape 14" draw:style-name="gr2" draw:text-style-name="P8" svg:width="2.894cm" svg:height="1.819cm" svg:x="3.521cm" svg:y="4.69cm"><text:p text:style-name="P8">New Spell</text:p><draw:enhanced-geometry svg:viewBox="0 0 21600 21600" draw:type="rectangle" draw:enhanced-path="M 0 0 L 21600 0 21600 21600 0 21600 0 0 Z N"/></draw:custom-shape><draw:frame draw:name="Text Frame 36" draw:style-name="gr4" draw:text-style-name="P9" svg:width="2.368cm" svg:height="0.763cm" svg:x="8.89cm" svg:y="2.889cm"><draw:text-box><text:p><text:span text:style-name="T3">2) Deactivate Spell</text:span></text:p></draw:text-box></draw:frame><draw:frame draw:name="Text Frame 37" draw:style-name="gr4" draw:text-style-name="P9" svg:width="2.091cm" svg:height="0.763cm" svg:x="8.739cm" svg:y="6.225cm"><draw:text-box><text:p><text:span text:style-name="T3">3) Activate Spell</text:span></text:p></draw:text-box></draw:frame><draw:frame draw:name="Text Frame 38" draw:style-name="gr4" draw:text-style-name="P9" svg:width="2.091cm" svg:height="0.763cm" svg:x="14.529cm" svg:y="2.798cm"><draw:text-box><text:p><text:span text:style-name="T3">4) AS ABOVE</text:span></text:p></draw:text-box></draw:frame><draw:frame draw:name="Text Frame 44" draw:style-name="gr8" draw:text-style-name="P10" svg:width="11.517cm" svg:height="1.588cm" svg:x="9.829cm" svg:y="0.039cm"><draw:text-box><text:p>Click spell button when current spell is active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51" draw:name="DrawObject3" draw:style-name="gr1"><draw:custom-shape draw:name="Shape 15" draw:style-name="gr2" draw:text-style-name="P8" svg:width="2.894cm" svg:height="1.819cm" svg:x="13.044cm" svg:y="2.02cm"><text:p text:style-name="P8">Spellbar</text:p><draw:enhanced-geometry svg:viewBox="0 0 21600 21600" draw:type="rectangle" draw:enhanced-path="M 0 0 L 21600 0 21600 21600 0 21600 0 0 Z N"/></draw:custom-shape><draw:custom-shape draw:name="Shape 17" draw:style-name="gr2" draw:text-style-name="P8" svg:width="2.894cm" svg:height="1.819cm" svg:x="13.044cm" svg:y="4.631cm"><text:p text:style-name="P8">Viewport</text:p><draw:enhanced-geometry svg:viewBox="0 0 21600 21600" draw:mirror-horizontal="false" draw:mirror-vertical="false" draw:type="rectangle" draw:enhanced-path="M 0 0 L 21600 0 21600 21600 0 21600 0 0 Z N"/></draw:custom-shape><draw:custom-shape draw:name="Shape 18" draw:style-name="gr2" draw:text-style-name="P8" svg:width="2.894cm" svg:height="1.819cm" svg:x="6.839cm" svg:y="1.835cm"><text:p text:style-name="P8">Previous Spell</text:p><draw:enhanced-geometry svg:viewBox="0 0 21600 21600" draw:type="rectangle" draw:enhanced-path="M 0 0 L 21600 0 21600 21600 0 21600 0 0 Z N"/></draw:custom-shape><draw:path draw:name="Bézier curve 37" draw:style-name="gr3" draw:text-style-name="P8" svg:width="2.678cm" svg:height="1.911cm" draw:transform="rotate (2.53090194831698) translate (11.9475681092771cm 4.07387541680329cm)" svg:viewBox="0 0 2679 1912" svg:d="M2679 0c-2707 1813-1285 932-2679 1912"><text:p/></draw:path><draw:frame draw:name="Text Frame 41" draw:style-name="gr4" draw:text-style-name="P9" svg:width="3.954cm" svg:height="0.763cm" svg:x="17.036cm" svg:y="1.124cm"><draw:text-box><text:p><text:span text:style-name="T3">1) user enters ‘/’, request cancel current spell</text:span></text:p></draw:text-box></draw:frame><draw:custom-shape draw:name="Shape 20" draw:style-name="gr2" draw:text-style-name="P8" svg:width="2.894cm" svg:height="1.819cm" svg:x="20.668cm" svg:y="2.02cm"><text:p text:style-name="P8">Prompt</text:p><draw:enhanced-geometry svg:viewBox="0 0 21600 21600" draw:type="rectangle" draw:enhanced-path="M 0 0 L 21600 0 21600 21600 0 21600 0 0 Z N"/></draw:custom-shape><draw:path draw:name="Bézier curve 39" draw:style-name="gr3" draw:text-style-name="P8" svg:width="3.875cm" svg:height="2.712cm" draw:transform="rotate (2.53090194831698) translate (19.1118928358703cm 4.60469290114979cm)" svg:viewBox="0 0 3876 2713" svg:d="M3876 0c-1445 2079-1629 2358-3876 2713"><text:p/></draw:path><draw:frame draw:name="Text Frame 45" draw:style-name="gr4" draw:text-style-name="P9" svg:width="3.954cm" svg:height="0.763cm" svg:x="10.134cm" svg:y="2.02cm"><draw:text-box><text:p><text:span text:style-name="T3">2) Deactivate spell</text:span></text:p></draw:text-box></draw:frame><draw:path draw:name="Bézier curve 35" draw:style-name="gr3" draw:text-style-name="P8" svg:width="3.875cm" svg:height="2.712cm" draw:transform="rotate (2.53090194831698) translate (19.1118928358703cm 5.49445679003867cm)" svg:viewBox="0 0 3876 2713" svg:d="M0 2713c1419-993 1546-1083 3876-2713"><text:p/></draw:path><draw:frame draw:name="Text Frame 46" draw:style-name="gr4" draw:text-style-name="P9" svg:width="2.091cm" svg:height="0.763cm" svg:x="17.565cm" svg:y="2.789cm"><draw:text-box><text:p><text:span text:style-name="T3">3) Request code</text:span></text:p></draw:text-box></draw:frame><draw:frame draw:name="Text Frame 47" draw:style-name="gr7" draw:text-style-name="P10" svg:width="5.573cm" svg:height="0.897cm" svg:x="12.834cm" svg:y="0.228cm"><draw:text-box><text:p>Deactivate Spell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52" draw:name="DrawObject4" draw:style-name="gr1"><draw:custom-shape draw:name="Shape 16" draw:style-name="gr2" draw:text-style-name="P8" svg:width="2.894cm" svg:height="1.819cm" svg:x="13.782cm" svg:y="3.519cm"><text:p text:style-name="P8">Spellbar</text:p><draw:enhanced-geometry svg:viewBox="0 0 21600 21600" draw:type="rectangle" draw:enhanced-path="M 0 0 L 21600 0 21600 21600 0 21600 0 0 Z N"/></draw:custom-shape><draw:custom-shape draw:name="Shape 19" draw:style-name="gr2" draw:text-style-name="P8" svg:width="2.894cm" svg:height="1.819cm" svg:x="24.695cm" svg:y="3.519cm"><text:p text:style-name="P8">Prompt</text:p><draw:enhanced-geometry svg:viewBox="0 0 21600 21600" draw:type="rectangle" draw:enhanced-path="M 0 0 L 21600 0 21600 21600 0 21600 0 0 Z N"/></draw:custom-shape><draw:custom-shape draw:name="Shape 21" draw:style-name="gr2" draw:text-style-name="P8" svg:width="2.894cm" svg:height="1.819cm" svg:x="13.782cm" svg:y="7.685cm"><text:p text:style-name="P8">Viewport</text:p><draw:enhanced-geometry svg:viewBox="0 0 21600 21600" draw:mirror-horizontal="false" draw:mirror-vertical="false" draw:type="rectangle" draw:enhanced-path="M 0 0 L 21600 0 21600 21600 0 21600 0 0 Z N"/></draw:custom-shape><draw:custom-shape draw:name="Shape 22" draw:style-name="gr2" draw:text-style-name="P8" svg:width="2.894cm" svg:height="1.819cm" svg:x="3.53cm" svg:y="3.519cm"><text:p text:style-name="P8">Last</text:p><text:p text:style-name="P8">/ Favorite Spell</text:p><draw:enhanced-geometry svg:viewBox="0 0 21600 21600" draw:type="rectangle" draw:enhanced-path="M 0 0 L 21600 0 21600 21600 0 21600 0 0 Z N"/></draw:custom-shape><draw:path draw:name="Bézier curve 41" draw:style-name="gr3" draw:text-style-name="P8" svg:width="6.028cm" svg:height="4.537cm" draw:transform="rotate (2.53090194831698) translate (11.3624521274032cm 7.38355006845522cm)" svg:viewBox="0 0 6029 4538" svg:d="M6029 0c-520 3090-1667 5413-6029 4220"><text:p/></draw:path><draw:frame draw:name="Text Frame 50" draw:style-name="gr4" draw:text-style-name="P9" svg:width="2.091cm" svg:height="0.763cm" svg:x="9.275cm" svg:y="1.381cm"><draw:text-box><text:p><text:span text:style-name="T3">2) Activate spell</text:span></text:p></draw:text-box></draw:frame><draw:path draw:name="Bézier curve 45" draw:style-name="gr5" draw:text-style-name="P8" svg:width="6.533cm" svg:height="4.65cm" draw:transform="skewX (-6.12866273196551E-017) rotate (2.53090194831698) translate (22.0282965820427cm 8.3666222086575cm)" svg:viewBox="0 0 6534 4651" svg:d="M6534 0c-1327 2514-2853 4570-6534 4651"><text:p/></draw:path><draw:frame draw:name="Text Frame 51" draw:style-name="gr4" draw:text-style-name="P9" svg:width="2.368cm" svg:height="0.763cm" svg:x="19.888cm" svg:y="2.976cm"><draw:text-box><text:p><text:span text:style-name="T3">4) Request Answer</text:span></text:p></draw:text-box></draw:frame><draw:path draw:name="Bézier curve 46" draw:style-name="gr5" draw:text-style-name="P8" svg:width="6.028cm" svg:height="4.219cm" draw:transform="skewX (-7.32147296920447E-017) rotate (2.53090194831698) translate (11.3624521274032cm 8.30959173512188cm)" svg:viewBox="0 0 6029 4220" svg:d="M6029 0c-2212 1107-3643 1994-6029 4220"><text:p/></draw:path><draw:frame draw:name="Text Frame 52" draw:style-name="gr4" draw:text-style-name="P9" svg:width="2.615cm" svg:height="0.763cm" svg:x="8.995cm" svg:y="4.673cm"><draw:text-box><text:p><text:span text:style-name="T3">3) Request Answer</text:span></text:p></draw:text-box></draw:frame><draw:path draw:name="Bézier curve 47" draw:style-name="gr3" draw:text-style-name="P8" svg:width="6.533cm" svg:height="4.65cm" draw:transform="skewX (-6.12866273196551E-017) rotate (2.53090194831698) translate (22.0282965820427cm 8.86580276421305cm)" svg:viewBox="0 0 6534 4651" svg:d="M6534 0c-2226 2534-3533 3436-6534 4651"><text:p/></draw:path><draw:frame draw:name="Text Frame 53" draw:style-name="gr4" draw:text-style-name="P9" svg:width="2.368cm" svg:height="0.763cm" svg:x="19.888cm" svg:y="4.087cm"><draw:text-box><text:p><text:span text:style-name="T3">5) Return Answer</text:span></text:p></draw:text-box></draw:frame><draw:path draw:name="Bézier curve 48" draw:style-name="gr3" draw:text-style-name="P8" svg:width="6.028cm" svg:height="4.219cm" draw:transform="rotate (2.53090194831698) translate (11.3620978832509cm 8.61701450284589cm)" svg:viewBox="0 0 6029 4220" svg:d="M6029 1c-2636-41-4956 1963-6029 4219"><text:p/></draw:path><draw:frame draw:name="Text Frame 54" draw:style-name="gr4" draw:text-style-name="P9" svg:width="2.615cm" svg:height="0.763cm" svg:x="8.963cm" svg:y="5.763cm"><draw:text-box><text:p><text:span text:style-name="T3">5) Return Answer</text:span></text:p></draw:text-box></draw:frame><draw:path draw:name="Bézier curve 49" draw:style-name="gr5" draw:text-style-name="P8" svg:width="9.231cm" svg:height="2.94cm" draw:transform="skewX (6.85940480650558E-017) rotate (2.53090194831698) translate (12.0955862018685cm 11.0474842905575cm)" svg:viewBox="0 0 9232 2941" svg:d="M9232 508c-1017-1452-6468 477-9232 2433"><text:p/></draw:path><draw:frame draw:name="Text Frame 55" draw:style-name="gr4" draw:text-style-name="P9" svg:width="2.091cm" svg:height="0.763cm" svg:x="8.338cm" svg:y="7.505cm"><draw:text-box><text:p><text:span text:style-name="T3">6) Cast Spell</text:span></text:p></draw:text-box></draw:frame><draw:path draw:name="Bézier curve 50" draw:style-name="gr5" draw:text-style-name="P8" svg:width="1.345cm" svg:height="1.922cm" draw:transform="rotate (2.53090194831698) translate (14.5671944444444cm 7.75934722222222cm)" svg:viewBox="0 0 1346 1923" svg:d="M0 0c293 419 828 1184 1346 1923"><text:p/></draw:path><draw:frame draw:name="Text Frame 56" draw:style-name="gr4" draw:text-style-name="P9" svg:width="2.091cm" svg:height="0.763cm" svg:x="13.567cm" svg:y="6.706cm"><draw:text-box><text:p><text:span text:style-name="T3">1) Send Click</text:span></text:p></draw:text-box></draw:frame><draw:frame draw:name="Text Frame 57" draw:style-name="gr6" draw:text-style-name="P10" svg:width="6.289cm" svg:height="1.303cm" svg:x="12.762cm" svg:y="0.351cm"><draw:text-box><text:p>No spell active, user clicks viewport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53" draw:name="DrawObject5" draw:style-name="gr1"><draw:custom-shape draw:name="Shape 23" draw:style-name="gr2" draw:text-style-name="P8" svg:width="2.894cm" svg:height="1.819cm" svg:x="13.782cm" svg:y="3.448cm"><text:p text:style-name="P8">Spellbar</text:p><draw:enhanced-geometry svg:viewBox="0 0 21600 21600" draw:type="rectangle" draw:enhanced-path="M 0 0 L 21600 0 21600 21600 0 21600 0 0 Z N"/></draw:custom-shape><draw:custom-shape draw:name="Shape 24" draw:style-name="gr2" draw:text-style-name="P8" svg:width="2.894cm" svg:height="1.819cm" svg:x="24.695cm" svg:y="3.448cm"><text:p text:style-name="P8">Prompt</text:p><draw:enhanced-geometry svg:viewBox="0 0 21600 21600" draw:type="rectangle" draw:enhanced-path="M 0 0 L 21600 0 21600 21600 0 21600 0 0 Z N"/></draw:custom-shape><draw:custom-shape draw:name="Shape 25" draw:style-name="gr2" draw:text-style-name="P8" svg:width="2.894cm" svg:height="1.819cm" svg:x="13.782cm" svg:y="7.614cm"><text:p text:style-name="P8">Viewport</text:p><draw:enhanced-geometry svg:viewBox="0 0 21600 21600" draw:mirror-horizontal="false" draw:mirror-vertical="false" draw:type="rectangle" draw:enhanced-path="M 0 0 L 21600 0 21600 21600 0 21600 0 0 Z N"/></draw:custom-shape><draw:custom-shape draw:name="Shape 26" draw:style-name="gr2" draw:text-style-name="P8" svg:width="2.894cm" svg:height="1.819cm" svg:x="3.53cm" svg:y="3.448cm"><text:p text:style-name="P8">Spell</text:p><draw:enhanced-geometry svg:viewBox="0 0 21600 21600" draw:type="rectangle" draw:enhanced-path="M 0 0 L 21600 0 21600 21600 0 21600 0 0 Z N"/></draw:custom-shape><draw:path draw:name="Bézier curve 32" draw:style-name="gr3" draw:text-style-name="P8" svg:width="6.028cm" svg:height="4.537cm" draw:transform="rotate (2.53090194831698) translate (11.3624521274032cm 7.31199451289966cm)" svg:viewBox="0 0 6029 4538" svg:d="M6029 0c-520 3090-1667 5413-6029 4220"><text:p/></draw:path><draw:frame draw:name="Text Frame 34" draw:style-name="gr4" draw:text-style-name="P9" svg:width="2.091cm" svg:height="0.763cm" svg:x="9.275cm" svg:y="1.31cm"><draw:text-box><text:p><text:span text:style-name="T3">3) Activate spell</text:span></text:p></draw:text-box></draw:frame><draw:path draw:name="Bézier curve 36" draw:style-name="gr5" draw:text-style-name="P8" svg:width="6.533cm" svg:height="4.65cm" draw:transform="skewX (-6.12866273196553E-017) rotate (2.53090194831698) translate (22.0282965820427cm 8.29506665310194cm)" svg:viewBox="0 0 6534 4651" svg:d="M6534 0c-1327 2514-2853 4570-6534 4651"><text:p/></draw:path><draw:frame draw:name="Text Frame 35" draw:style-name="gr4" draw:text-style-name="P9" svg:width="2.368cm" svg:height="0.763cm" svg:x="19.888cm" svg:y="2.905cm"><draw:text-box><text:p><text:span text:style-name="T3">1) Request Code</text:span></text:p></draw:text-box></draw:frame><draw:path draw:name="Bézier curve 43" draw:style-name="gr3" draw:text-style-name="P8" svg:width="6.533cm" svg:height="4.65cm" draw:transform="skewX (-6.12866273196553E-017) rotate (2.53090194831698) translate (22.0282965820427cm 8.7952472086575cm)" svg:viewBox="0 0 6534 4651" svg:d="M6534 0c-2226 2534-3533 3436-6534 4651"><text:p/></draw:path><draw:frame draw:name="Text Frame 48" draw:style-name="gr4" draw:text-style-name="P9" svg:width="2.368cm" svg:height="0.763cm" svg:x="19.888cm" svg:y="4.016cm"><draw:text-box><text:p><text:span text:style-name="T3">2) Return Code</text:span></text:p></draw:text-box></draw:frame><draw:frame draw:name="Text Frame 60" draw:style-name="gr6" draw:text-style-name="P10" svg:width="6.289cm" svg:height="1.303cm" svg:x="12.762cm" svg:y="0.28cm"><draw:text-box><text:p>User enters code, spell on cooldown</text:p></draw:text-box></draw:frame><draw:path draw:name="Bézier curve 42" draw:style-name="gr5" draw:text-style-name="P8" svg:width="6.028cm" svg:height="4.537cm" draw:transform="rotate (2.53090194831698) translate (11.3624521274032cm 7.63049451289966cm)" svg:viewBox="0 0 6029 4538" svg:d="M6029 0c-520 3090-1667 5413-6029 4220"><text:p/></draw:path><draw:frame draw:name="Text Frame 40" draw:style-name="gr4" draw:text-style-name="P9" svg:width="2.091cm" svg:height="0.763cm" svg:x="9.407cm" svg:y="2.007cm"><draw:text-box><text:p><text:span text:style-name="T3">4) Spell on cooldown</text:span></text:p></draw:text-box></draw:frame><draw:path draw:name="Bézier curve 44" draw:style-name="gr5" draw:text-style-name="P8" svg:width="6.57cm" svg:height="4.598cm" draw:transform="rotate (2.53090194831698) translate (22.0581280303803cm 9.10893321086058cm)" svg:viewBox="0 0 6571 4599" svg:d="M6571 0c-3026 1171-4776 1866-6571 4599"><text:p/></draw:path><draw:frame draw:name="Text Frame 49" draw:style-name="gr4" draw:text-style-name="P9" svg:width="2.368cm" svg:height="0.763cm" svg:x="19.982cm" svg:y="5.66cm"><draw:text-box><text:p><text:span text:style-name="T3">5) Request Code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verbs / message types</text:p>
      <text:p text:style-name="P7"/>
      <text:p text:style-name="P7">- Request Code</text:p>
      <text:p text:style-name="P7">- Return Code</text:p>
      <text:p text:style-name="P7">- Activate Spell <text:span text:style-name="T2">(may return “on cooldown”)</text:span></text:p>
      <text:p text:style-name="P7">- Deactivate Spell</text:p>
      <text:p text:style-name="P7">- Request Click</text:p>
      <text:p text:style-name="P7">- Return Click</text:p>
      <text:p text:style-name="P7">- Request Answer</text:p>
      <text:p text:style-name="P7">- Return Answer</text:p>
      <text:p text:style-name="P7">- Cast Spell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17:04:36.692380523</meta:creation-date>
    <dc:date>2024-05-05T10:52:58.780000000</dc:date>
    <meta:editing-duration>P2DT19H33M20S</meta:editing-duration>
    <meta:editing-cycles>5</meta:editing-cycles>
    <meta:generator>LibreOffice/7.6.1.2$Windows_X86_64 LibreOffice_project/f5defcebd022c5bc36bbb79be232cb6926d8f674</meta:generator>
    <meta:document-statistic meta:table-count="1" meta:image-count="0" meta:object-count="0" meta:page-count="1" meta:paragraph-count="47" meta:word-count="239" meta:character-count="1330" meta:non-whitespace-character-count="1138"/>
  </office:meta>
</office:document-meta>
</file>